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5pt" style:font-size-asian="15pt" style:font-size-complex="15pt"/>
    </style:style>
    <style:style style:name="T1" style:family="text">
      <style:text-properties fo:color="#ff3333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3">JDBC: pustaka API untuk terhubung dan mengeksekusi query pada basis data.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5">Field</text:p>
              </table:table-cell>
              <table:table-cell>
                <text:p text:style-name="P5">Tipe</text:p>
              </table:table-cell>
              <table:table-cell table:style-name="ce2">
                <text:p text:style-name="P5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NIM</text:p>
              </table:table-cell>
              <table:table-cell>
                <text:p text:style-name="P5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pegawai' dengan struktur berikut :</text:p>
                <text:p/>
                <text:p/>
                <text:p/>
              </text:list-item>
              <text:list-item>
                <text:p>Isikan dengan 3 data (record)</text:p>
              </text:list-item>
              <text:list-item>
                <text:p>Buat kelas yang dapat memberikan fasilitas :</text:p>
                <text:list>
                  <text:list-item>
                    <text:p>Query data berdasarkan nama</text:p>
                  </text:list-item>
                  <text:list-item>
                    <text:p>Update nama</text:p>
                  </text:list-item>
                  <text:list-item>
                    <text:p>Update Nomor HP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4.096cm" svg:height="3.887cm" svg:x="6.487cm" svg:y="6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>
                <text:p text:style-name="P5">Field</text:p>
              </table:table-cell>
              <table:table-cell>
                <text:p text:style-name="P5">Tipe</text:p>
              </table:table-cell>
              <table:table-cell>
                <text:p text:style-name="P5">Keterangan</text:p>
              </table:table-cell>
            </table:table-row>
            <table:table-row table:style-name="ro1" table:default-cell-style-name="ce3">
              <table:table-cell>
                <text:p text:style-name="P5">no_induk</text:p>
              </table:table-cell>
              <table:table-cell>
                <text:p text:style-name="P5">varchar(5)</text:p>
              </table:table-cell>
              <table:table-cell>
                <text:p text:style-name="P5">Primary key</text:p>
              </table:table-cell>
            </table:table-row>
            <table:table-row table:style-name="ro1" table:default-cell-style-name="ce3">
              <table:table-cell>
                <text:p text:style-name="P5">nama</text:p>
              </table:table-cell>
              <table:table-cell>
                <text:p text:style-name="P5">varchar(30)</text:p>
              </table:table-cell>
              <table:table-cell/>
            </table:table-row>
            <table:table-row table:style-name="ro1" table:default-cell-style-name="ce3">
              <table:table-cell>
                <text:p text:style-name="P5">hp</text:p>
              </table:table-cell>
              <table:table-cell>
                <text:p text:style-name="P5">varchar(12)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>Fitur kunci :</text:p>
                <text:list>
                  <text:list-item>
                    <text:p>Performa tinggi, dapat menjadi basis data yang tertanam dalam aplikasi</text:p>
                  </text:list-item>
                  <text:list-item>
                    <text:p>Index mendukung kecepatan query </text:p>
                  </text:list-item>
                  <text:list-item>
                    <text:p>Rich Query Language: crud, aggregation, text search, geospatial query</text:p>
                  </text:list-item>
                  <text:list-item>
                    <text:p>High availability → replic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raktek 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mbuat dokumen mahasiswa di MongoDB</text:p>
              </text:list-item>
              <text:list-item>
                <text:p>Mengisi dokumen mahasiswa</text:p>
              </text:list-item>
              <text:list-item>
                <text:p>Mengubah isi dokumen mahasiswa</text:p>
              </text:list-item>
              <text:list-item>
                <text:p>Menghapus dokumen salah satu mahasiswa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>
            <draw:text-box>
              <text:list text:style-name="L6">
                <text:list-item>
                  <text:p><text:span text:style-name="T2"/></text:p>
                </text:list-item>
              </text:list>
              <text:p><text:span text:style-name="T2"/>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Pemrogram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mbuat collection melalui Java</text:p>
              </text:list-item>
              <text:list-item>
                <text:p>Menambahkan document pada collection</text:p>
              </text:list-item>
              <text:list-item>
                <text:p>Mengubah isi document pada collection</text:p>
              </text:list-item>
              <text:list-item>
                <text:p>Menghapus document</text:p>
              </text:list-item>
              <text:list-item>
                <text:p>Mencari dat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dokumen Pegawai, isikan dengan 3 data yang masing-masing memuat :</text:p>
                <text:list>
                  <text:list-item>
                    <text:p>no_induk</text:p>
                  </text:list-item>
                  <text:list-item>
                    <text:p>Nama</text:p>
                  </text:list-item>
                  <text:list-item>
                    <text:p>nomor_hp</text:p>
                  </text:list-item>
                </text:list>
              </text:list-item>
              <text:list-item>
                <text:p>Buat kelas yang mampu menyediakan fasilitas:</text:p>
                <text:list>
                  <text:list-item>
                    <text:p>Mencari data berdasarkan nama</text:p>
                  </text:list-item>
                  <text:list-item>
                    <text:p>Mengubah nama dan nomor HP berdasarkan Nomor Induk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21T14:52:43.372539107</dc:date>
    <meta:editing-duration>P1DT1H9M54S</meta:editing-duration>
    <meta:editing-cycles>65</meta:editing-cycles>
    <meta:generator>LibreOffice/5.1.4.2$Linux_X86_64 LibreOffice_project/10m0$Build-2</meta:generator>
    <meta:document-statistic meta:object-count="97"/>
  </office:meta>
</office:document-meta>
</file>